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1" svg:font-family="'Liberation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11.333cm" style:rel-column-width="436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0eca" officeooo:paragraph-rsid="000b0eca"/>
    </style:style>
    <style:style style:name="P2" style:family="paragraph" style:parent-style-name="Table_20_Contents">
      <style:text-properties officeooo:rsid="000e51f1" officeooo:paragraph-rsid="000e51f1"/>
    </style:style>
    <style:style style:name="P3" style:family="paragraph" style:parent-style-name="Table_20_Contents">
      <style:text-properties officeooo:rsid="000e73c7" officeooo:paragraph-rsid="000e73c7"/>
    </style:style>
    <style:style style:name="P4" style:family="paragraph" style:parent-style-name="Table_20_Contents">
      <style:text-properties officeooo:paragraph-rsid="00104529"/>
    </style:style>
    <style:style style:name="P5" style:family="paragraph" style:parent-style-name="Table_20_Contents">
      <style:text-properties officeooo:rsid="0010c788" officeooo:paragraph-rsid="000e51f1"/>
    </style:style>
    <style:style style:name="P6" style:family="paragraph" style:parent-style-name="Table_20_Contents">
      <style:text-properties officeooo:rsid="0010c788" officeooo:paragraph-rsid="0010c788"/>
    </style:style>
    <style:style style:name="P7" style:family="paragraph" style:parent-style-name="Standard">
      <style:text-properties style:text-underline-style="none" officeooo:rsid="000867d7" officeooo:paragraph-rsid="00044294"/>
    </style:style>
    <style:style style:name="P8" style:family="paragraph" style:parent-style-name="Standard">
      <style:text-properties style:text-underline-style="none" officeooo:rsid="000b0eca" officeooo:paragraph-rsid="000b0eca"/>
    </style:style>
    <style:style style:name="P9" style:family="paragraph" style:parent-style-name="Standard">
      <style:text-properties style:text-underline-style="none" fo:font-weight="bold" officeooo:rsid="000b0eca" officeooo:paragraph-rsid="000b0eca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0c7a03" officeooo:paragraph-rsid="000c7a03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0e73c7" officeooo:paragraph-rsid="000e73c7" style:font-weight-asian="bold" style:font-weight-complex="bold"/>
    </style:style>
    <style:style style:name="P12" style:family="paragraph" style:parent-style-name="Standard">
      <style:text-properties style:text-underline-style="none" fo:font-weight="normal" officeooo:rsid="000c7a03" officeooo:paragraph-rsid="000c7a03" style:font-weight-asian="normal" style:font-weight-complex="normal"/>
    </style:style>
    <style:style style:name="P13" style:family="paragraph" style:parent-style-name="Standard">
      <style:text-properties officeooo:rsid="000b0eca" officeooo:paragraph-rsid="000b0eca"/>
    </style:style>
    <style:style style:name="P14" style:family="paragraph" style:parent-style-name="Standard">
      <style:text-properties fo:font-style="italic" officeooo:rsid="000b0eca" officeooo:paragraph-rsid="000b0eca" style:font-style-asian="italic" style:font-style-complex="italic"/>
    </style:style>
    <style:style style:name="P15" style:family="paragraph" style:parent-style-name="Standard">
      <style:text-properties officeooo:rsid="000c7a03" officeooo:paragraph-rsid="000c7a03"/>
    </style:style>
    <style:style style:name="P16" style:family="paragraph" style:parent-style-name="Standard">
      <style:text-properties fo:font-weight="bold" officeooo:rsid="000e51f1" officeooo:paragraph-rsid="000e51f1" style:font-weight-asian="bold" style:font-weight-complex="bold"/>
    </style:style>
    <style:style style:name="P17" style:family="paragraph" style:parent-style-name="Standard">
      <style:text-properties fo:font-weight="bold" officeooo:rsid="000e73c7" officeooo:paragraph-rsid="000e73c7" style:font-weight-asian="bold" style:font-weight-complex="bold"/>
    </style:style>
    <style:style style:name="P18" style:family="paragraph" style:parent-style-name="Standard">
      <style:text-properties fo:font-weight="normal" officeooo:rsid="000e51f1" officeooo:paragraph-rsid="000e51f1" style:font-weight-asian="normal" style:font-weight-complex="normal"/>
    </style:style>
    <style:style style:name="P19" style:family="paragraph" style:parent-style-name="Standard">
      <style:text-properties fo:font-weight="normal" officeooo:rsid="000e73c7" officeooo:paragraph-rsid="000e73c7" style:font-weight-asian="normal" style:font-weight-complex="normal"/>
    </style:style>
    <style:style style:name="P20" style:family="paragraph" style:parent-style-name="Standard">
      <style:text-properties officeooo:rsid="000e51f1" officeooo:paragraph-rsid="000e51f1"/>
    </style:style>
    <style:style style:name="P21" style:family="paragraph" style:parent-style-name="Standard">
      <style:paragraph-properties style:line-height-at-least="0.609cm" fo:text-align="start" style:justify-single-word="false"/>
      <style:text-properties fo:color="#4b4b4b" fo:font-size="14.25pt" fo:font-weight="normal" loext:padding="0cm" loext:border="none"/>
    </style:style>
    <style:style style:name="P22" style:family="paragraph" style:parent-style-name="Standard">
      <style:paragraph-properties style:line-height-at-least="0.688cm" fo:text-align="start" style:justify-single-word="false"/>
      <style:text-properties fo:color="#4b4b4b" fo:font-size="14.25pt" fo:font-weight="normal" loext:padding="0cm" loext:border="none"/>
    </style:style>
    <style:style style:name="P23" style:family="paragraph" style:parent-style-name="Standard">
      <style:paragraph-properties style:line-height-at-least="0.609cm" fo:text-align="start" style:justify-single-word="false"/>
    </style:style>
    <style:style style:name="P24" style:family="paragraph" style:parent-style-name="Standard">
      <style:paragraph-properties style:line-height-at-least="0.688cm" fo:text-align="start" style:justify-single-word="false"/>
    </style:style>
    <style:style style:name="P25" style:family="paragraph" style:parent-style-name="Standard">
      <style:text-properties officeooo:rsid="0010c788" officeooo:paragraph-rsid="0010c788"/>
    </style:style>
    <style:style style:name="P26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1" fo:font-size="15pt" fo:letter-spacing="normal" fo:font-style="normal" fo:font-weight="normal"/>
    </style:style>
    <style:style style:name="P27" style:family="paragraph" style:parent-style-name="Standard" style:list-style-name="L1">
      <style:text-properties fo:color="#4b4b4b" fo:font-size="14.25pt" fo:font-weight="bold" officeooo:rsid="000e51f1" officeooo:paragraph-rsid="000e51f1" loext:padding="0cm" loext:border="none"/>
    </style:style>
    <style:style style:name="P28" style:family="paragraph" style:parent-style-name="Standard">
      <style:text-properties fo:color="#4b4b4b" fo:font-size="14.25pt" fo:font-weight="normal" officeooo:paragraph-rsid="001141cc" loext:padding="0cm" loext:border="none"/>
    </style:style>
    <style:style style:name="P29" style:family="paragraph" style:parent-style-name="Standard">
      <style:text-properties fo:color="#4b4b4b" fo:font-size="14.25pt" fo:font-weight="normal" officeooo:rsid="001141cc" officeooo:paragraph-rsid="001141cc" loext:padding="0cm" loext:border="none"/>
    </style:style>
    <style:style style:name="P30" style:family="paragraph" style:parent-style-name="Standard" style:list-style-name="L1">
      <style:text-properties officeooo:rsid="000e51f1" officeooo:paragraph-rsid="000e51f1"/>
    </style:style>
    <style:style style:name="P31" style:family="paragraph" style:parent-style-name="Standard" style:list-style-name="L2">
      <style:text-properties style:text-underline-style="none" fo:font-weight="normal" officeooo:rsid="000e73c7" officeooo:paragraph-rsid="000e73c7" style:font-weight-asian="normal" style:font-weight-complex="normal"/>
    </style:style>
    <style:style style:name="P32" style:family="paragraph" style:parent-style-name="Standard" style:list-style-name="L3">
      <style:text-properties style:text-underline-style="none" fo:font-weight="normal" officeooo:rsid="000b0eca" officeooo:paragraph-rsid="000b0eca" style:font-weight-asian="normal" style:font-weight-complex="normal"/>
    </style:style>
    <style:style style:name="P33" style:family="paragraph" style:parent-style-name="Standard" style:list-style-name="L4">
      <style:text-properties style:text-underline-style="none" fo:font-weight="normal" officeooo:rsid="000c7a03" officeooo:paragraph-rsid="000c7a03" style:font-weight-asian="normal" style:font-weight-complex="normal"/>
    </style:style>
    <style:style style:name="P34" style:family="paragraph" style:parent-style-name="Standard" style:list-style-name="L4">
      <style:text-properties style:text-underline-style="none" fo:font-weight="normal" officeooo:rsid="000e51f1" officeooo:paragraph-rsid="000e51f1" style:font-weight-asian="normal" style:font-weight-complex="normal"/>
    </style:style>
    <style:style style:name="P35" style:family="paragraph" style:parent-style-name="Standard" style:list-style-name="L5">
      <style:text-properties officeooo:paragraph-rsid="000c7a03"/>
    </style:style>
    <style:style style:name="P36" style:family="paragraph" style:parent-style-name="Standard" style:list-style-name="L5">
      <style:text-properties officeooo:rsid="000c7a03" officeooo:paragraph-rsid="000c7a03"/>
    </style:style>
    <style:style style:name="P37" style:family="paragraph" style:parent-style-name="Standard" style:list-style-name="L6">
      <style:text-properties fo:font-weight="normal" officeooo:rsid="000e51f1" officeooo:paragraph-rsid="000e51f1" style:font-weight-asian="normal" style:font-weight-complex="normal"/>
    </style:style>
    <style:style style:name="P38" style:family="paragraph" style:parent-style-name="Standard" style:list-style-name="L7">
      <style:text-properties fo:font-weight="normal" officeooo:rsid="000e51f1" officeooo:paragraph-rsid="000e51f1" style:font-weight-asian="normal" style:font-weight-complex="normal"/>
    </style:style>
    <style:style style:name="P39" style:family="paragraph" style:parent-style-name="Standard" style:list-style-name="L6">
      <style:text-properties fo:font-weight="normal" officeooo:rsid="000e73c7" officeooo:paragraph-rsid="000e73c7" style:font-weight-asian="normal" style:font-weight-complex="normal"/>
    </style:style>
    <style:style style:name="P40" style:family="paragraph" style:parent-style-name="Standard" style:list-style-name="L8">
      <style:text-properties fo:font-weight="normal" officeooo:rsid="000e73c7" officeooo:paragraph-rsid="000e73c7" style:font-weight-asian="normal" style:font-weight-complex="normal"/>
    </style:style>
    <style:style style:name="P41" style:family="paragraph" style:parent-style-name="Standard">
      <style:paragraph-properties style:line-height-at-least="0.609cm" fo:text-align="start" style:justify-single-word="false"/>
    </style:style>
    <style:style style:name="P42" style:family="paragraph" style:parent-style-name="Standard">
      <style:text-properties officeooo:rsid="001141cc" officeooo:paragraph-rsid="001141cc"/>
    </style:style>
    <style:style style:name="P43" style:family="paragraph" style:parent-style-name="Standard">
      <style:paragraph-properties style:line-height-at-least="0.688cm" fo:text-align="center" style:justify-single-word="false"/>
    </style:style>
    <style:style style:name="P44" style:family="paragraph" style:parent-style-name="Table_20_Contents">
      <style:text-properties officeooo:rsid="001141cc" officeooo:paragraph-rsid="001141cc"/>
    </style:style>
    <style:style style:name="P45" style:family="paragraph" style:parent-style-name="Table_20_Contents">
      <style:text-properties officeooo:rsid="000e73c7" officeooo:paragraph-rsid="000e73c7"/>
    </style:style>
    <style:style style:name="T1" style:family="text">
      <style:text-properties style:text-underline-style="none" fo:font-weight="normal" officeooo:rsid="000c7a03" style:font-weight-asian="normal" style:font-weight-complex="normal"/>
    </style:style>
    <style:style style:name="T2" style:family="text">
      <style:text-properties officeooo:rsid="000c7a03"/>
    </style:style>
    <style:style style:name="T3" style:family="text">
      <style:text-properties fo:color="#4b4b4b" fo:font-size="14.25pt" fo:font-weight="bold" loext:padding="0cm" loext:border="none"/>
    </style:style>
    <style:style style:name="T4" style:family="text">
      <style:text-properties fo:color="#4b4b4b" fo:font-size="14.25pt" fo:font-weight="normal" loext:padding="0cm" loext:border="none"/>
    </style:style>
    <style:style style:name="T5" style:family="text">
      <style:text-properties fo:color="#4b4b4b" loext:padding="0cm" loext:border="none"/>
    </style:style>
    <style:style style:name="T6" style:family="text">
      <style:text-properties fo:color="#1cb0f6" fo:font-size="14.25pt" fo:font-weight="bold" loext:padding="0cm" loext:border="none"/>
    </style:style>
    <style:style style:name="T7" style:family="text">
      <style:text-properties fo:color="#1cb0f6" loext:padding="0cm" loext:border="none"/>
    </style:style>
    <style:style style:name="T8" style:family="text">
      <style:text-properties fo:color="#1cb0f6" fo:font-weight="bold"/>
    </style:style>
    <style:style style:name="T9" style:family="text">
      <style:text-properties fo:font-variant="normal" fo:text-transform="none" fo:color="#000000" style:font-name="Liberation Sans1" fo:font-size="15pt" fo:letter-spacing="normal" fo:font-style="normal" fo:font-weight="normal"/>
    </style:style>
    <style:style style:name="T10" style:family="text">
      <style:text-properties fo:color="#78c800" fo:font-size="14.25pt" fo:font-weight="bold" loext:padding="0cm" loext:border="none"/>
    </style:style>
    <style:style style:name="T11" style:family="text">
      <style:text-properties officeooo:rsid="001141cc"/>
    </style:style>
    <style:style style:name="T12" style:family="text">
      <style:text-properties fo:font-weight="bold"/>
    </style:style>
    <style:style style:name="T13" style:family="text">
      <style:text-properties fo:font-weight="bold" officeooo:rsid="001141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Structure</text:p>
          </table:table-cell>
          <table:table-cell table:style-name="Table1.A1" office:value-type="string">
            <text:p text:style-name="P1">Rule</text:p>
          </table:table-cell>
          <table:table-cell table:style-name="Table1.C1" office:value-type="string">
            <text:p text:style-name="P1">Example</text:p>
          </table:table-cell>
        </table:table-row>
        <table:table-row>
          <table:table-cell table:style-name="Table1.A2" office:value-type="string">
            <text:p text:style-name="P1">and</text:p>
          </table:table-cell>
          <table:table-cell table:style-name="Table1.A2" office:value-type="string">
            <text:p text:style-name="P1">et between the two objects</text:p>
          </table:table-cell>
          <table:table-cell table:style-name="Table1.C2" office:value-type="string">
            <text:p text:style-name="P1">un homme et un garcon</text:p>
          </table:table-cell>
        </table:table-row>
        <table:table-row>
          <table:table-cell table:style-name="Table1.A2" office:value-type="string">
            <text:p text:style-name="P1">indefinite article</text:p>
          </table:table-cell>
          <table:table-cell table:style-name="Table1.A2" office:value-type="string">
            <text:p text:style-name="P1">un for masculine</text:p>
            <text:p text:style-name="P1">une for feminin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I am/ he is/ to be</text:p>
          </table:table-cell>
          <table:table-cell table:style-name="Table1.A2" office:value-type="string">
            <text:p text:style-name="P1">Je suis: I am </text:p>
            <text:p text:style-name="P1">Tu es: I am </text:p>
            <text:p text:style-name="P1">Il/ Elle est: He/She i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It is</text:p>
          </table:table-cell>
          <table:table-cell table:style-name="Table1.A2" office:value-type="string">
            <text:p text:style-name="Standard">C'est</text:p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basic greetings</text:p>
          </table:table-cell>
          <table:table-cell table:style-name="Table1.A2" office:value-type="string">
            <text:p text:style-name="P13">Salut - casual greeting any time of day</text:p>
            <text:p text:style-name="P13">Bonsoir - goodnight</text:p>
            <text:p text:style-name="P13">Bonjour - good morning or good afternoo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How are you?</text:p>
          </table:table-cell>
          <table:table-cell table:style-name="Table1.A2" office:value-type="string">
            <text:p text:style-name="P13"/>
            <text:p text:style-name="P14">Asking how someone is doing?</text:p>
            <text:p text:style-name="P13">C,a va bien? How are you?</text:p>
            <text:p text:style-name="P13">Comment ca va?</text:p>
            <text:p text:style-name="P13">Ca va?</text:p>
            <text:p text:style-name="P13"/>
            <text:p text:style-name="P14">Responding</text:p>
            <text:p text:style-name="P13">C,a va? Et toi? Im fine and yourself?</text:p>
            <text:p text:style-name="P15">Tres bien, et toi?</text:p>
            <text:p text:style-name="P13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Saying that you live somewhere</text:p>
          </table:table-cell>
          <table:table-cell table:style-name="Table1.A2" office:value-type="string">
            <text:p text:style-name="P20">J'habite + word for in + the place </text:p>
            <text:p text:style-name="P20"/>
            <text:p text:style-name="P20">2 words for in:</text:p>
            <text:list xml:id="list1831913597" text:style-name="L1">
              <text:list-item>
                <text:p text:style-name="P27">à: used with cities</text:p>
              </text:list-item>
              <text:list-item>
                <text:p text:style-name="P30">en: used with countries</text:p>
              </text:list-item>
            </text:list>
            <text:p text:style-name="P20"/>
            <text:p text:style-name="P20">Im in &lt;place&gt;</text:p>
            <text:p text:style-name="P20">Je suis + in + place</text:p>
            <text:p text:style-name="P20"/>
            <text:p text:style-name="P20">(change habite for suis)</text:p>
          </table:table-cell>
          <table:table-cell table:style-name="Table1.C2" office:value-type="string">
            <text:p text:style-name="P23"><text:span text:style-name="T3">J’habite</text:span><text:span text:style-name="T5"> </text:span><text:span text:style-name="T6">à</text:span><text:span text:style-name="T5"> </text:span><text:span text:style-name="T3">Paris.</text:span></text:p>
            <text:p text:style-name="P21">I live in Paris.</text:p>
            <text:p text:style-name="P21"/>
            <text:p text:style-name="P24"><text:span text:style-name="T3">Je travaille</text:span><text:span text:style-name="T5"> </text:span><text:span text:style-name="T6">à</text:span><text:span text:style-name="T5"> </text:span><text:span text:style-name="T3">Madrid.</text:span></text:p>
            <text:p text:style-name="P22">I work in Madrid.</text:p>
            <text:p text:style-name="Table_20_Contents"/>
          </table:table-cell>
        </table:table-row>
        <table:table-row>
          <table:table-cell table:style-name="Table1.A2" office:value-type="string">
            <text:p text:style-name="P5">My/ your ownership pronouns</text:p>
          </table:table-cell>
          <table:table-cell table:style-name="Table1.A2" office:value-type="string">
            <text:p text:style-name="P25">Mon/ ma</text:p>
            <text:p text:style-name="P25">Ton/ ta</text:p>
            <text:p text:style-name="P25">Son/ sa</text:p>
            <text:p text:style-name="P25"/>
            <text:p text:style-name="P25">Masculine/ Feminine depending on the object gender</text:p>
            <text:p text:style-name="P25"/>
            <text:p text:style-name="P25"/>
          </table:table-cell>
          <table:table-cell table:style-name="Table1.C2" office:value-type="string">
            <text:p text:style-name="P23"><text:span text:style-name="T6">mon</text:span><text:span text:style-name="T5"> </text:span><text:span text:style-name="T3">père</text:span></text:p>
            <text:p text:style-name="P22">my father</text:p>
            <text:p text:style-name="P24"><text:span text:style-name="T10">ma</text:span><text:span text:style-name="T5"> </text:span><text:span text:style-name="T3">mère</text:span></text:p>
            <text:p text:style-name="P22">my mother</text:p>
            <text:p text:style-name="P24"><text:span text:style-name="T6">ton</text:span><text:span text:style-name="T5"> </text:span><text:span text:style-name="T3">frère</text:span></text:p>
            <text:p text:style-name="P22">your brother</text:p>
            <text:p text:style-name="P24"><text:span text:style-name="T10">ta</text:span><text:span text:style-name="T5"> </text:span><text:span text:style-name="T3">sœur</text:span></text:p>
            <text:p text:style-name="P22"><text:soft-page-break/>your sister</text:p>
            <text:p text:style-name="P24"><text:span text:style-name="T6">son</text:span><text:span text:style-name="T5"> </text:span><text:span text:style-name="T3">fils</text:span></text:p>
            <text:p text:style-name="P22">his / her son</text:p>
            <text:p text:style-name="P24"><text:span text:style-name="T10">sa</text:span><text:span text:style-name="T5"> </text:span><text:span text:style-name="T3">fille</text:span></text:p>
            <text:p text:style-name="P22">his / her daughter</text:p>
            <text:p text:style-name="P23"/>
          </table:table-cell>
        </table:table-row>
        <table:table-row>
          <table:table-cell table:style-name="Table1.A2" office:value-type="string">
            <text:p text:style-name="P6">Ownership with de</text:p>
          </table:table-cell>
          <table:table-cell table:style-name="Table1.A2" office:value-type="string">
            <text:p text:style-name="P25">Say the object de Owner (opposite word order to english)</text:p>
            <text:p text:style-name="P25"/>
            <text:p text:style-name="P25">de - of</text:p>
            <text:p text:style-name="P25">d' (used when the next word - the owner in this case starts with a vowel or h)</text:p>
          </table:table-cell>
          <table:table-cell table:style-name="Table1.C2" office:value-type="string">
            <text:p text:style-name="P23"><text:span text:style-name="T3">le chien</text:span><text:span text:style-name="T5"> </text:span><text:span text:style-name="T6">d’</text:span><text:span text:style-name="T3">Anna</text:span></text:p>
            <text:p text:style-name="P24"><text:span text:style-name="T4">Anna</text:span><text:span text:style-name="T7">’</text:span><text:span text:style-name="T6">s</text:span><text:span text:style-name="T5"> </text:span><text:span text:style-name="T4">dog</text:span></text:p>
          </table:table-cell>
        </table:table-row>
        <table:table-row>
          <table:table-cell table:style-name="Table1.A2" office:value-type="string">
            <text:p text:style-name="P44">To go to somewhere</text:p>
          </table:table-cell>
          <table:table-cell table:style-name="Table1.A2" office:value-type="string">
            <text:p text:style-name="P29"><text:span text:style-name="T12">à is to</text:span></text:p>
            <text:p text:style-name="P42"/>
            <text:p text:style-name="P28"><text:span text:style-name="T11">In French, </text:span><text:span text:style-name="T12">à</text:span><text:span text:style-name="T13"> </text:span>and <text:span text:style-name="T12">le</text:span><text:span text:style-name="T13"> </text:span>are never used together.Instead, they combine into <text:span text:style-name="T8">au</text:span>!</text:p>
            <text:p text:style-name="P42"/>
          </table:table-cell>
          <table:table-cell table:style-name="Table1.C2" office:value-type="string">
            <text:p text:style-name="P23"><text:span text:style-name="T3">Tu vas</text:span><text:span text:style-name="T5"> </text:span><text:span text:style-name="T6">au</text:span><text:span text:style-name="T5"> </text:span><text:span text:style-name="T3">restaurant.</text:span></text:p>
            <text:p text:style-name="P43"><text:span text:style-name="T4">You are going </text:span><text:span text:style-name="T6">to the</text:span><text:span text:style-name="T5"> </text:span><text:span text:style-name="T4">restaurant. </text:span></text:p>
            <text:p text:style-name="P43"><text:span text:style-name="T4"/></text:p>
            <text:p text:style-name="P43"><text:span text:style-name="T3">Elle va</text:span><text:span text:style-name="T4"> </text:span><text:span text:style-name="T6">au</text:span><text:span text:style-name="T4"> </text:span><text:span text:style-name="T3">zoo.</text:span></text:p>
            <text:p text:style-name="P43"><text:span text:style-name="T4">She is going </text:span><text:span text:style-name="T6">to the</text:span><text:span text:style-name="T5"> </text:span><text:span text:style-name="T4">zoo. </text:span></text:p>
          </table:table-cell>
        </table:table-row>
        <table:table-row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29"/>
          </table:table-cell>
          <table:table-cell table:style-name="Table1.C2" office:value-type="string">
            <text:p text:style-name="P23"/>
          </table:table-cell>
        </table:table-row>
      </table:table>
      <text:p text:style-name="P8"/>
      <text:p text:style-name="P8"/>
      <text:p text:style-name="P11">Articles</text:p>
      <text:list xml:id="list1408247291" text:style-name="L2">
        <text:list-item>
          <text:p text:style-name="P31">La for feminine nouns, Le for masculine nouns</text:p>
        </text:list-item>
        <text:list-item>
          <text:p text:style-name="P31">Use l' for words that start with h (homme) or a vowel (l'Angleterre)</text:p>
          <text:list>
            <text:list-item>
              <text:p text:style-name="P31">This rule also applies to personal pronouns like je/ tu, which is shortened to j' and t' etc.</text:p>
            </text:list-item>
          </text:list>
        </text:list-item>
      </text:list>
      <text:p text:style-name="P8"/>
      <text:p text:style-name="P8"/>
      <text:p text:style-name="P9">Pronunciation rules</text:p>
      <text:list xml:id="list1773657708" text:style-name="L3">
        <text:list-item>
          <text:p text:style-name="P32">e at the end of a word is usually silent</text:p>
        </text:list-item>
      </text:list>
      <text:p text:style-name="P8"/>
      <text:p text:style-name="P8"/>
      <text:p text:style-name="P8"/>
      <text:p text:style-name="P8"/>
      <text:p text:style-name="P8"/>
      <text:p text:style-name="P10">Greetings/ Saying goodbye</text:p>
      <text:p text:style-name="P10"/>
      <text:p text:style-name="P12">Greetings:</text:p>
      <text:list xml:id="list85400338" text:style-name="L4">
        <text:list-item>
          <text:p text:style-name="P33">Enchanté: nice to meet you</text:p>
        </text:list-item>
        <text:list-item>
          <text:p text:style-name="P33">Salut</text:p>
        </text:list-item>
        <text:list-item>
          <text:p text:style-name="P34">What is your name: Comment tu t'appelles</text:p>
        </text:list-item>
      </text:list>
      <text:p text:style-name="P10"/>
      <text:p text:style-name="P12">Goodbye:</text:p>
      <text:list xml:id="list279533229" text:style-name="L5">
        <text:list-item>
          <text:p text:style-name="P35"><text:span text:style-name="T1">À </text:span>bientôt!<text:span text:style-name="T2"> <text:s text:c="2"/>- see you soon</text:span></text:p>
        </text:list-item>
        <text:list-item>
          <text:p text:style-name="P36">Au revoir. Goodbye</text:p>
        </text:list-item>
        <text:list-item>
          <text:p text:style-name="P36">Good night! Bonne nuit</text:p>
        </text:list-item>
        <text:list-item>
          <text:p text:style-name="P35"><text:soft-page-break/><text:span text:style-name="T2">À </text:span>demain<text:span text:style-name="T2">. See you tomorrow</text:span></text:p>
        </text:list-item>
        <text:list-item>
          <text:p text:style-name="P36">Salut</text:p>
        </text:list-item>
      </text:list>
      <text:p text:style-name="P15"/>
      <text:p text:style-name="P15"/>
      <text:p text:style-name="P16">Common important words</text:p>
      <text:list xml:id="list3131378259" text:style-name="L6">
        <text:list-item>
          <text:p text:style-name="P37">Comment: how</text:p>
        </text:list-item>
        <text:list-item>
          <text:p text:style-name="P39">Avec: with</text:p>
        </text:list-item>
      </text:list>
      <text:p text:style-name="P18"/>
      <text:p text:style-name="P18"/>
      <text:p text:style-name="P18"/>
      <text:p text:style-name="P16">Useful phrases</text:p>
      <text:list xml:id="list3323577384" text:style-name="L7">
        <text:list-item>
          <text:p text:style-name="P38">Excuse me: Excuse-moi</text:p>
        </text:list-item>
        <text:list-item>
          <text:p text:style-name="P38">What is your name: Comment tu t'appelles</text:p>
        </text:list-item>
      </text:list>
      <text:p text:style-name="P18"/>
      <text:p text:style-name="P18"/>
      <text:p text:style-name="P17">Location words</text:p>
      <text:list xml:id="list4070445484" text:style-name="L8">
        <text:list-item>
          <text:p text:style-name="P40">Ici: Here</text:p>
        </text:list-item>
      </text:list>
      <text:p text:style-name="P19"/>
      <text:p text:style-name="P19"/>
      <text:p text:style-name="P19"/>
      <text:p text:style-name="P19"/>
      <text:p text:style-name="P19"/>
      <text:p text:style-name="P17">Irregular verb conjugation rule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o go (aller)</text:p>
          </table:table-cell>
          <table:table-cell table:style-name="Table2.B1" office:value-type="string">
            <text:p text:style-name="P3">Je vais</text:p>
            <text:p text:style-name="P3">Tu va</text:p>
            <text:p text:style-name="P3">Elle va</text:p>
            <text:p text:style-name="P44">Nous allons</text:p>
            <text:p text:style-name="P3"/>
          </table:table-cell>
        </table:table-row>
        <table:table-row>
          <table:table-cell table:style-name="Table2.A2" office:value-type="string">
            <text:p text:style-name="Table_20_Contents">Avoir (to have)</text:p>
          </table:table-cell>
          <table:table-cell table:style-name="Table2.B2" office:value-type="string">
            <text:p text:style-name="Table_20_Contents">J' ai</text:p>
            <text:p text:style-name="Table_20_Contents">Tu as</text:p>
            <text:p text:style-name="Table_20_Contents">Elle a</text:p>
          </table:table-cell>
        </table:table-row>
        <table:table-row>
          <table:table-cell table:style-name="Table2.A2" office:value-type="string">
            <text:p text:style-name="P26">être (to be)</text:p>
          </table:table-cell>
          <table:table-cell table:style-name="Table2.B2" office:value-type="string">
            <text:p text:style-name="Table_20_Contents">Je suis</text:p>
            <text:p text:style-name="Table_20_Contents">Tu es</text:p>
            <text:p text:style-name="Table_20_Contents">Elle est</text:p>
            <text:p text:style-name="Table_20_Contents">Nous sommes</text:p>
            <text:p text:style-name="P4">Vous <text:span text:style-name="T9">ê</text:span>tes</text:p>
            <text:p text:style-name="Table_20_Contents">Elles sont</text:p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2.A2" office:value-type="string">
            <text:p text:style-name="P44">vouloir (to want)</text:p>
          </table:table-cell>
          <table:table-cell table:style-name="Table2.B2" office:value-type="string">
            <text:p text:style-name="P44">je veux</text:p>
            <text:p text:style-name="P44">tu veux</text:p>
            <text:p text:style-name="P44">il/ elle veut</text:p>
            <text:p text:style-name="P44">nous voulons</text:p>
          </table:table-cell>
        </table:table-row>
        <table:table-row>
          <table:table-cell table:style-name="Table2.A2" office:value-type="string">
            <text:p text:style-name="P44">aimer (to like)</text:p>
          </table:table-cell>
          <table:table-cell table:style-name="Table2.B2" office:value-type="string">
            <text:p text:style-name="P44">j'aime</text:p>
            <text:p text:style-name="P44">tu aimes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ans1" svg:font-family="'Liberation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09:01:25.242985589</meta:creation-date>
    <dc:date>2019-12-07T10:54:08.168752766</dc:date>
    <meta:editing-duration>PT1H13M51S</meta:editing-duration>
    <meta:editing-cycles>9</meta:editing-cycles>
    <meta:generator>LibreOffice/6.0.7.3$Linux_X86_64 LibreOffice_project/00m0$Build-3</meta:generator>
    <meta:document-statistic meta:table-count="2" meta:image-count="0" meta:object-count="0" meta:page-count="3" meta:paragraph-count="119" meta:word-count="461" meta:character-count="2203" meta:non-whitespace-character-count="1873"/>
  </office:meta>
</office:document-meta>
</file>